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1599" calcext:value-type="float">
            <text:p>15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1-0_WORD,rule</text:p>
          </table:table-cell>
          <table:table-cell office:value-type="float" office:value="390" calcext:value-type="float">
            <text:p>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1209" calcext:value-type="float">
            <text:p>12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120900" calcext:value-type="float">
            <text:p>12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1424436" calcext:value-type="float">
            <text:p>1424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,rule</text:p>
          </table:table-cell>
          <table:table-cell office:value-type="float" office:value="1209" calcext:value-type="float">
            <text:p>12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120900" calcext:value-type="float">
            <text:p>12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6045" calcext:value-type="float">
            <text:p>604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200460" calcext:value-type="float">
            <text:p>200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d_WORD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_WORD,rule</text:p>
          </table:table-cell>
          <table:table-cell office:value-type="float" office:value="3900" calcext:value-type="float">
            <text:p>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1950" calcext:value-type="float">
            <text:p>1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_WORD,rule</text:p>
          </table:table-cell>
          <table:table-cell office:value-type="float" office:value="390" calcext:value-type="float">
            <text:p>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19500" calcext:value-type="float">
            <text:p>19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1560" calcext:value-type="float">
            <text:p>1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202800" calcext:value-type="float">
            <text:p>2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15600" calcext:value-type="float">
            <text:p>1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64896" calcext:value-type="float">
            <text:p>648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25350" calcext:value-type="float">
            <text:p>25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27339" calcext:value-type="float">
            <text:p>27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1622439" calcext:value-type="float">
            <text:p>16224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16302" calcext:value-type="float">
            <text:p>163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1424436" calcext:value-type="float">
            <text:p>1424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97578" calcext:value-type="float">
            <text:p>975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725400" calcext:value-type="float">
            <text:p>72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,rule</text:p>
          </table:table-cell>
          <table:table-cell office:value-type="float" office:value="3900" calcext:value-type="float">
            <text:p>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273039" calcext:value-type="float">
            <text:p>2730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27300" calcext:value-type="float">
            <text:p>2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43680" calcext:value-type="float">
            <text:p>43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261846" calcext:value-type="float">
            <text:p>2618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27339" calcext:value-type="float">
            <text:p>27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50739" calcext:value-type="float">
            <text:p>507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304200" calcext:value-type="float">
            <text:p>30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pd,rule</text:p>
          </table:table-cell>
          <table:table-cell office:value-type="float" office:value="2691" calcext:value-type="float">
            <text:p>26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23400" calcext:value-type="float">
            <text:p>2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18759" calcext:value-type="float">
            <text:p>187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5070" calcext:value-type="float">
            <text:p>5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37479" calcext:value-type="float">
            <text:p>3747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166920" calcext:value-type="float">
            <text:p>16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25350" calcext:value-type="float">
            <text:p>25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5070" calcext:value-type="float">
            <text:p>5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1599" calcext:value-type="float">
            <text:p>15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1-0_wORD,rule</text:p>
          </table:table-cell>
          <table:table-cell office:value-type="float" office:value="390" calcext:value-type="float">
            <text:p>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1209" calcext:value-type="float">
            <text:p>12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120900" calcext:value-type="float">
            <text:p>12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1424436" calcext:value-type="float">
            <text:p>1424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,rule</text:p>
          </table:table-cell>
          <table:table-cell office:value-type="float" office:value="1209" calcext:value-type="float">
            <text:p>12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120900" calcext:value-type="float">
            <text:p>12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6045" calcext:value-type="float">
            <text:p>604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200460" calcext:value-type="float">
            <text:p>200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d_wORD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_wORD,rule</text:p>
          </table:table-cell>
          <table:table-cell office:value-type="float" office:value="3900" calcext:value-type="float">
            <text:p>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1950" calcext:value-type="float">
            <text:p>1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_wORD,rule</text:p>
          </table:table-cell>
          <table:table-cell office:value-type="float" office:value="390" calcext:value-type="float">
            <text:p>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19500" calcext:value-type="float">
            <text:p>19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1560" calcext:value-type="float">
            <text:p>1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202800" calcext:value-type="float">
            <text:p>2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15600" calcext:value-type="float">
            <text:p>1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64896" calcext:value-type="float">
            <text:p>648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25350" calcext:value-type="float">
            <text:p>25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27339" calcext:value-type="float">
            <text:p>27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1622439" calcext:value-type="float">
            <text:p>16224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16302" calcext:value-type="float">
            <text:p>163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1424436" calcext:value-type="float">
            <text:p>1424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97578" calcext:value-type="float">
            <text:p>975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725400" calcext:value-type="float">
            <text:p>72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,rule</text:p>
          </table:table-cell>
          <table:table-cell office:value-type="float" office:value="3900" calcext:value-type="float">
            <text:p>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273039" calcext:value-type="float">
            <text:p>2730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27300" calcext:value-type="float">
            <text:p>2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43680" calcext:value-type="float">
            <text:p>43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261846" calcext:value-type="float">
            <text:p>2618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27339" calcext:value-type="float">
            <text:p>27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50739" calcext:value-type="float">
            <text:p>507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304200" calcext:value-type="float">
            <text:p>30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pd,rule</text:p>
          </table:table-cell>
          <table:table-cell office:value-type="float" office:value="2691" calcext:value-type="float">
            <text:p>26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23400" calcext:value-type="float">
            <text:p>2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18759" calcext:value-type="float">
            <text:p>187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5070" calcext:value-type="float">
            <text:p>5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37479" calcext:value-type="float">
            <text:p>3747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166920" calcext:value-type="float">
            <text:p>16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25350" calcext:value-type="float">
            <text:p>25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5070" calcext:value-type="float">
            <text:p>5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1599" calcext:value-type="float">
            <text:p>15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1-0_Word,rule</text:p>
          </table:table-cell>
          <table:table-cell office:value-type="float" office:value="390" calcext:value-type="float">
            <text:p>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1209" calcext:value-type="float">
            <text:p>12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120900" calcext:value-type="float">
            <text:p>12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1424436" calcext:value-type="float">
            <text:p>1424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,rule</text:p>
          </table:table-cell>
          <table:table-cell office:value-type="float" office:value="1209" calcext:value-type="float">
            <text:p>12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120900" calcext:value-type="float">
            <text:p>12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6045" calcext:value-type="float">
            <text:p>604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200460" calcext:value-type="float">
            <text:p>200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d_Word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_Word,rule</text:p>
          </table:table-cell>
          <table:table-cell office:value-type="float" office:value="3900" calcext:value-type="float">
            <text:p>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1950" calcext:value-type="float">
            <text:p>1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_Word,rule</text:p>
          </table:table-cell>
          <table:table-cell office:value-type="float" office:value="390" calcext:value-type="float">
            <text:p>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19500" calcext:value-type="float">
            <text:p>19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1560" calcext:value-type="float">
            <text:p>1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202800" calcext:value-type="float">
            <text:p>2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15600" calcext:value-type="float">
            <text:p>1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64896" calcext:value-type="float">
            <text:p>648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25350" calcext:value-type="float">
            <text:p>25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27339" calcext:value-type="float">
            <text:p>27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1622439" calcext:value-type="float">
            <text:p>16224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16302" calcext:value-type="float">
            <text:p>163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1424436" calcext:value-type="float">
            <text:p>1424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97578" calcext:value-type="float">
            <text:p>975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725400" calcext:value-type="float">
            <text:p>72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,rule</text:p>
          </table:table-cell>
          <table:table-cell office:value-type="float" office:value="3900" calcext:value-type="float">
            <text:p>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273039" calcext:value-type="float">
            <text:p>2730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27300" calcext:value-type="float">
            <text:p>2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43680" calcext:value-type="float">
            <text:p>43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261846" calcext:value-type="float">
            <text:p>2618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27339" calcext:value-type="float">
            <text:p>27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50739" calcext:value-type="float">
            <text:p>507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304200" calcext:value-type="float">
            <text:p>30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pd,rule</text:p>
          </table:table-cell>
          <table:table-cell office:value-type="float" office:value="2691" calcext:value-type="float">
            <text:p>26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23400" calcext:value-type="float">
            <text:p>2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18759" calcext:value-type="float">
            <text:p>187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5070" calcext:value-type="float">
            <text:p>5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37479" calcext:value-type="float">
            <text:p>3747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166920" calcext:value-type="float">
            <text:p>16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25350" calcext:value-type="float">
            <text:p>25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5070" calcext:value-type="float">
            <text:p>5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1599" calcext:value-type="float">
            <text:p>15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1-0_word,rule</text:p>
          </table:table-cell>
          <table:table-cell office:value-type="float" office:value="390" calcext:value-type="float">
            <text:p>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1209" calcext:value-type="float">
            <text:p>12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120900" calcext:value-type="float">
            <text:p>12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1424436" calcext:value-type="float">
            <text:p>1424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,rule</text:p>
          </table:table-cell>
          <table:table-cell office:value-type="float" office:value="1209" calcext:value-type="float">
            <text:p>12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120900" calcext:value-type="float">
            <text:p>12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6045" calcext:value-type="float">
            <text:p>604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200460" calcext:value-type="float">
            <text:p>200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d_word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d_word,rule</text:p>
          </table:table-cell>
          <table:table-cell office:value-type="float" office:value="3900" calcext:value-type="float">
            <text:p>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1950" calcext:value-type="float">
            <text:p>1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d_word,rule</text:p>
          </table:table-cell>
          <table:table-cell office:value-type="float" office:value="390" calcext:value-type="float">
            <text:p>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19500" calcext:value-type="float">
            <text:p>19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1560" calcext:value-type="float">
            <text:p>1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202800" calcext:value-type="float">
            <text:p>2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15600" calcext:value-type="float">
            <text:p>1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64896" calcext:value-type="float">
            <text:p>648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25350" calcext:value-type="float">
            <text:p>25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27339" calcext:value-type="float">
            <text:p>27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1622439" calcext:value-type="float">
            <text:p>16224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16302" calcext:value-type="float">
            <text:p>163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1424436" calcext:value-type="float">
            <text:p>1424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97578" calcext:value-type="float">
            <text:p>975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725400" calcext:value-type="float">
            <text:p>72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,rule</text:p>
          </table:table-cell>
          <table:table-cell office:value-type="float" office:value="3900" calcext:value-type="float">
            <text:p>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273039" calcext:value-type="float">
            <text:p>2730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27300" calcext:value-type="float">
            <text:p>2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43680" calcext:value-type="float">
            <text:p>43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261846" calcext:value-type="float">
            <text:p>2618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27339" calcext:value-type="float">
            <text:p>27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50739" calcext:value-type="float">
            <text:p>507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304200" calcext:value-type="float">
            <text:p>30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pd,rule</text:p>
          </table:table-cell>
          <table:table-cell office:value-type="float" office:value="2691" calcext:value-type="float">
            <text:p>26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23400" calcext:value-type="float">
            <text:p>2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18759" calcext:value-type="float">
            <text:p>18759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5070" calcext:value-type="float">
            <text:p>5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37479" calcext:value-type="float">
            <text:p>3747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166920" calcext:value-type="float">
            <text:p>16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25350" calcext:value-type="float">
            <text:p>25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5070" calcext:value-type="float">
            <text:p>5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20280" calcext:value-type="float">
            <text:p>2028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27:53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8S</meta:editing-duration>
    <meta:editing-cycles>3</meta:editing-cycles>
    <meta:generator>LibreOffice/5.2.0.4$Windows_x86 LibreOffice_project/066b007f5ebcc236395c7d282ba488bca6720265</meta:generator>
    <dc:date>2016-08-13T19:28:59.145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